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CharProcs.PDFCharPr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harProcs.addCharacter( String name , PDF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harProcs.toPD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